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Table0" style:family="table">
      <style:table-properties style:width="8.25cm" style:rel-width="50%" table:align="right" style:writing-mode="lr-tb"/>
    </style:style>
    <style:style style:name="Table0.A" style:family="table-column">
      <style:table-column-properties style:column-width="3.822cm" style:rel-column-width="2233*"/>
    </style:style>
    <style:style style:name="Table0.B" style:family="table-column">
      <style:table-column-properties style:column-width="4.427cm" style:rel-column-width="2586*"/>
    </style:style>
    <style:style style:name="Table0.1" style:family="table-row">
      <style:table-row-properties style:min-row-height="0.9cm"/>
    </style:style>
    <style:style style:name="Table0.A1" style:family="table-cell">
      <style:table-cell-properties fo:padding="0cm" fo:border="none" style:writing-mode="page"/>
    </style:style>
    <style:style style:name="Table0.2" style:family="table-row">
      <style:table-row-properties style:min-row-height="0.926cm"/>
    </style:style>
    <style:style style:name="P1" style:family="paragraph" style:parent-style-name="Standard">
      <style:paragraph-properties fo:text-align="center" style:justify-single-word="false" fo:text-indent="0cm" style:auto-text-indent="false"/>
      <style:text-properties officeooo:paragraph-rsid="001d0efd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061422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indent="0cm" style:auto-text-indent="false"/>
      <style:text-properties officeooo:paragraph-rsid="00061422"/>
    </style:style>
    <style:style style:name="P6" style:family="paragraph" style:parent-style-name="Standard">
      <style:text-properties officeooo:paragraph-rsid="00061422"/>
    </style:style>
    <style:style style:name="P7" style:family="paragraph" style:parent-style-name="Standard">
      <style:paragraph-properties fo:text-align="end" style:justify-single-word="false" fo:text-indent="0cm" style:auto-text-indent="false"/>
    </style:style>
    <style:style style:name="P8" style:family="paragraph" style:parent-style-name="Standard">
      <style:paragraph-properties fo:text-align="end" style:justify-single-word="false" fo:text-indent="0cm" style:auto-text-indent="false"/>
      <style:text-properties officeooo:paragraph-rsid="005a0abc"/>
    </style:style>
    <style:style style:name="P9" style:family="paragraph" style:parent-style-name="Standard">
      <style:text-properties officeooo:paragraph-rsid="00159d62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fo:font-weight="bold" officeooo:paragraph-rsid="00061422" style:font-weight-asian="bold" style:font-weight-complex="bold"/>
    </style:style>
    <style:style style:name="P12" style:family="paragraph" style:parent-style-name="Heading_20_1">
      <style:paragraph-properties fo:break-before="page"/>
      <style:text-properties officeooo:paragraph-rsid="00a26ec5"/>
    </style:style>
    <style:style style:name="P13" style:family="paragraph" style:parent-style-name="Standard">
      <style:text-properties officeooo:paragraph-rsid="00a26ec5"/>
    </style:style>
    <style:style style:name="P14" style:family="paragraph" style:parent-style-name="Heading_20_2">
      <style:paragraph-properties fo:text-indent="0cm" style:auto-text-indent="false"/>
    </style:style>
    <style:style style:name="P15" style:family="paragraph" style:parent-style-name="Standard">
      <style:paragraph-properties fo:text-indent="0cm" style:auto-text-indent="false"/>
    </style:style>
    <style:style style:name="P16" style:family="paragraph" style:parent-style-name="Heading_20_2">
      <style:paragraph-properties fo:margin-left="0cm" fo:text-align="start" style:justify-single-word="false" fo:text-indent="0cm" style:auto-text-indent="false"/>
    </style:style>
    <style:style style:name="P17" style:family="paragraph" style:parent-style-name="Standard">
      <style:paragraph-properties fo:text-align="start" style:justify-single-word="false" fo:text-indent="0cm" style:auto-text-indent="false"/>
    </style:style>
    <style:style style:name="P18" style:family="paragraph" style:parent-style-name="Standard">
      <style:paragraph-properties fo:text-align="start" style:justify-single-word="false" fo:text-indent="0cm" style:auto-text-indent="false"/>
      <style:text-properties fo:background-color="#ffff00"/>
    </style:style>
    <style:style style:name="P19" style:family="paragraph" style:parent-style-name="Standard">
      <style:paragraph-properties fo:text-align="end" style:justify-single-word="false" fo:text-indent="0cm" style:auto-text-indent="false"/>
      <style:text-properties fo:background-color="#ffff00"/>
    </style:style>
    <style:style style:name="P20" style:family="paragraph" style:parent-style-name="Standard">
      <style:text-properties fo:background-color="#ffff00"/>
    </style:style>
    <style:style style:name="P21" style:family="paragraph" style:parent-style-name="Standard">
      <style:text-properties fo:font-style="italic" officeooo:rsid="002b27fe" officeooo:paragraph-rsid="002c6b1f" fo:background-color="transparent" style:font-style-asian="italic" style:font-style-complex="italic"/>
    </style:style>
    <style:style style:name="P22" style:family="paragraph" style:parent-style-name="Standard">
      <style:paragraph-properties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Standard">
      <style:text-properties fo:font-style="italic" officeooo:paragraph-rsid="004d3058" style:font-style-asian="italic" style:font-style-complex="italic"/>
    </style:style>
    <style:style style:name="P25" style:family="paragraph" style:parent-style-name="Standard">
      <style:paragraph-properties fo:margin-left="1.251cm" fo:text-indent="0cm" style:auto-text-indent="false"/>
      <style:text-properties fo:font-style="italic" style:text-underline-style="none" style:font-style-asian="italic" style:font-style-complex="italic"/>
    </style:style>
    <style:style style:name="P26" style:family="paragraph" style:parent-style-name="Standard">
      <style:paragraph-properties fo:margin-left="1.251cm" fo:text-indent="0cm" style:auto-text-indent="false"/>
      <style:text-properties fo:font-style="italic" style:text-underline-style="none" officeooo:paragraph-rsid="00448250" style:font-style-asian="italic" style:font-style-complex="italic"/>
    </style:style>
    <style:style style:name="P27" style:family="paragraph" style:parent-style-name="Standard">
      <style:paragraph-properties fo:margin-left="1.251cm" fo:text-indent="1.251cm" style:auto-text-indent="false"/>
      <style:text-properties fo:font-style="italic" style:text-underline-style="none" style:font-style-asian="italic" style:font-style-complex="italic"/>
    </style:style>
    <style:style style:name="P28" style:family="paragraph" style:parent-style-name="Standard">
      <style:paragraph-properties fo:text-align="end" style:justify-single-word="false" fo:text-indent="0cm" style:auto-text-indent="false"/>
      <style:text-properties fo:font-style="normal" officeooo:rsid="002c6b1f" officeooo:paragraph-rsid="0054d6b3" fo:background-color="transparent" style:font-style-asian="normal" style:font-style-complex="normal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fo:font-style="normal" officeooo:rsid="002c6b1f" officeooo:paragraph-rsid="002c6b1f" fo:background-color="transparent" style:font-style-asian="normal" style:font-style-complex="normal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font-style="normal" officeooo:rsid="002ccbec" officeooo:paragraph-rsid="002ccbec" fo:background-color="transparent" style:font-style-asian="normal" style:font-style-complex="normal"/>
    </style:style>
    <style:style style:name="P31" style:family="paragraph" style:parent-style-name="Standard">
      <style:paragraph-properties fo:text-align="end" style:justify-single-word="false" fo:text-indent="0cm" style:auto-text-indent="false"/>
      <style:text-properties fo:font-size="10pt" officeooo:paragraph-rsid="005a0abc" style:font-size-asian="10pt" style:font-size-complex="10pt"/>
    </style:style>
    <style:style style:name="P32" style:family="paragraph" style:parent-style-name="Standard">
      <style:paragraph-properties fo:text-align="end" style:justify-single-word="false" fo:text-indent="0cm" style:auto-text-indent="false"/>
      <style:text-properties fo:font-size="10pt" officeooo:rsid="00319169" style:font-size-asian="10pt" style:font-size-complex="10pt"/>
    </style:style>
    <style:style style:name="P33" style:family="paragraph" style:parent-style-name="Standard">
      <style:paragraph-properties fo:text-align="end" style:justify-single-word="false" fo:text-indent="0cm" style:auto-text-indent="false"/>
      <style:text-properties fo:font-size="10pt" officeooo:rsid="00319169" officeooo:paragraph-rsid="005a0abc" style:font-size-asian="10pt" style:font-size-complex="10pt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text-properties officeooo:rsid="007e95a0" officeooo:paragraph-rsid="007e95a0"/>
    </style:style>
    <style:style style:name="P36" style:family="paragraph" style:parent-style-name="Standard">
      <style:paragraph-properties fo:text-align="end" style:justify-single-word="false" fo:text-indent="0cm" style:auto-text-indent="false" fo:break-before="page"/>
      <style:text-properties fo:font-size="2pt" officeooo:paragraph-rsid="005a0abc" style:font-size-asian="1.75pt" style:font-size-complex="2pt"/>
    </style:style>
    <style:style style:name="P37" style:family="paragraph" style:parent-style-name="Standard">
      <style:paragraph-properties fo:text-align="start" style:justify-single-word="false" fo:text-indent="0cm" style:auto-text-indent="false"/>
      <style:text-properties fo:background-color="transparent"/>
    </style:style>
    <style:style style:name="P38" style:family="paragraph" style:parent-style-name="Standard">
      <style:paragraph-properties fo:text-align="center" style:justify-single-word="false" fo:text-indent="0cm" style:auto-text-indent="false"/>
      <style:text-properties officeooo:paragraph-rsid="00220e0e" fo:background-color="transparent"/>
    </style:style>
    <style:style style:name="P39" style:family="paragraph" style:parent-style-name="Heading_20_1" style:list-style-name="" style:master-page-name="">
      <style:paragraph-properties fo:margin-left="0cm" fo:margin-top="0cm" fo:margin-bottom="0cm" style:contextual-spacing="true" fo:text-align="center" style:justify-single-word="false" fo:keep-together="always" fo:text-indent="0cm" style:auto-text-indent="false" style:page-number="auto" fo:keep-with-next="always"/>
      <style:text-properties style:font-name="Times New Roman" fo:font-size="16pt" fo:font-weight="bold"/>
    </style:style>
    <style:style style:name="P40" style:family="paragraph" style:parent-style-name="Heading_20_1">
      <style:text-properties officeooo:paragraph-rsid="00061422"/>
    </style:style>
    <style:style style:name="P41" style:family="paragraph" style:parent-style-name="Standard" style:master-page-name="First_20_Page">
      <style:paragraph-properties fo:text-align="center" style:justify-single-word="false" fo:text-indent="0cm" style:auto-text-indent="false" style:page-number="3"/>
    </style:style>
    <style:style style:name="P42" style:family="paragraph" style:parent-style-name="Standard" style:master-page-name="Standard">
      <style:paragraph-properties fo:text-align="center" style:justify-single-word="false" fo:text-indent="0cm" style:auto-text-indent="false" style:page-number="3" fo:break-before="page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text-properties officeooo:paragraph-rsid="0013e55e"/>
    </style:style>
    <style:style style:name="P45" style:family="paragraph" style:parent-style-name="Standard" style:list-style-name="L1">
      <style:text-properties officeooo:paragraph-rsid="004a119b"/>
    </style:style>
    <style:style style:name="P46" style:family="paragraph" style:parent-style-name="Standard" style:list-style-name="L1">
      <style:text-properties officeooo:rsid="00288a17" officeooo:paragraph-rsid="00288a17"/>
    </style:style>
    <style:style style:name="P47" style:family="paragraph" style:parent-style-name="Standard" style:list-style-name="L1">
      <style:text-properties officeooo:rsid="002a70fd" officeooo:paragraph-rsid="0058989f"/>
    </style:style>
    <style:style style:name="P48" style:family="paragraph" style:parent-style-name="Standard" style:list-style-name="L1">
      <style:text-properties fo:font-style="italic" officeooo:rsid="0058989f" officeooo:paragraph-rsid="0058989f" fo:background-color="transparent" style:font-style-asian="italic" style:font-style-complex="italic"/>
    </style:style>
    <style:style style:name="P49" style:family="paragraph" style:parent-style-name="Standard" style:list-style-name="L1">
      <style:paragraph-properties fo:text-indent="0cm" style:auto-text-indent="false"/>
      <style:text-properties fo:font-style="italic" officeooo:rsid="003d978f" officeooo:paragraph-rsid="004a119b" style:font-style-asian="italic" style:font-style-complex="italic"/>
    </style:style>
    <style:style style:name="P50" style:family="paragraph" style:parent-style-name="Standard" style:list-style-name="L1">
      <style:text-properties fo:font-style="normal" officeooo:rsid="002c6b1f" officeooo:paragraph-rsid="002c6b1f" fo:background-color="transparent" style:font-style-asian="normal" style:font-style-complex="normal"/>
    </style:style>
    <style:style style:name="P51" style:family="paragraph" style:parent-style-name="Standard" style:list-style-name="L2"/>
    <style:style style:name="T1" style:family="text">
      <style:text-properties officeooo:rsid="002b82ff" fo:background-color="#ffff00" loext:char-shading-value="0"/>
    </style:style>
    <style:style style:name="T2" style:family="text">
      <style:text-properties officeooo:rsid="001c597c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b27fe" fo:background-color="transparent" loext:char-shading-value="0"/>
    </style:style>
    <style:style style:name="T5" style:family="text">
      <style:text-properties officeooo:rsid="00234950"/>
    </style:style>
    <style:style style:name="T6" style:family="text">
      <style:text-properties officeooo:rsid="0027b7a2"/>
    </style:style>
    <style:style style:name="T7" style:family="text">
      <style:text-properties officeooo:rsid="00288a1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5603e" style:font-style-asian="italic" style:font-style-complex="italic"/>
    </style:style>
    <style:style style:name="T10" style:family="text">
      <style:text-properties fo:font-style="italic" officeooo:rsid="00371af5" style:font-style-asian="italic" style:font-style-complex="italic"/>
    </style:style>
    <style:style style:name="T11" style:family="text">
      <style:text-properties fo:font-style="italic" officeooo:rsid="003de313" style:font-style-asian="italic" style:font-style-complex="italic"/>
    </style:style>
    <style:style style:name="T12" style:family="text">
      <style:text-properties fo:font-style="italic" officeooo:rsid="0058989f" fo:background-color="transparent" loext:char-shading-value="0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0288a17" style:font-style-asian="italic" style:font-style-complex="italic"/>
    </style:style>
    <style:style style:name="T15" style:family="text">
      <style:text-properties officeooo:rsid="002ccbec"/>
    </style:style>
    <style:style style:name="T16" style:family="text">
      <style:text-properties officeooo:rsid="002fe548"/>
    </style:style>
    <style:style style:name="T17" style:family="text">
      <style:text-properties fo:font-size="10pt" officeooo:rsid="00319169" style:font-size-asian="10pt" style:font-size-complex="10pt"/>
    </style:style>
    <style:style style:name="T18" style:family="text">
      <style:text-properties fo:font-size="10pt" officeooo:rsid="005a0abc" style:font-size-asian="10pt" style:font-size-complex="10pt"/>
    </style:style>
    <style:style style:name="T19" style:family="text">
      <style:text-properties fo:font-size="14pt" officeooo:rsid="002b82ff" fo:background-color="transparent" loext:char-shading-value="0" style:font-size-asian="14pt" style:font-size-complex="14pt"/>
    </style:style>
    <style:style style:name="T20" style:family="text">
      <style:text-properties officeooo:rsid="003b6aa1"/>
    </style:style>
    <style:style style:name="T21" style:family="text">
      <style:text-properties fo:language="be" fo:country="BY"/>
    </style:style>
    <style:style style:name="T22" style:family="text">
      <style:text-properties officeooo:rsid="004c0f72"/>
    </style:style>
    <style:style style:name="T23" style:family="text">
      <style:text-properties officeooo:rsid="004d3058"/>
    </style:style>
    <style:style style:name="T24" style:family="text">
      <style:text-properties officeooo:rsid="004d5ad6"/>
    </style:style>
    <style:style style:name="T25" style:family="text">
      <style:text-properties officeooo:rsid="0052d32e"/>
    </style:style>
    <style:style style:name="T26" style:family="text">
      <style:text-properties officeooo:rsid="0053c5ba"/>
    </style:style>
    <style:style style:name="T27" style:family="text">
      <style:text-properties officeooo:rsid="0054d6b3"/>
    </style:style>
    <style:style style:name="T28" style:family="text">
      <style:text-properties officeooo:rsid="005a0ab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bold" officeooo:rsid="0064b599" style:font-weight-asian="bold" style:font-weight-complex="bold"/>
    </style:style>
    <style:style style:name="T31" style:family="text">
      <style:text-properties fo:font-weight="bold" officeooo:rsid="00ab3062" style:font-weight-asian="bold" style:font-weight-complex="bold"/>
    </style:style>
    <style:style style:name="T32" style:family="text">
      <style:text-properties officeooo:rsid="00ababbf"/>
    </style:style>
    <style:style style:name="T33" style:family="text">
      <style:text-properties officeooo:rsid="00b4649b"/>
    </style:style>
    <style:style style:name="T34" style:family="text">
      <style:text-properties officeooo:rsid="00bd2c5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истерство образования Республики Беларусь</text:p>
      <text:p text:style-name="P2"/>
      <text:p text:style-name="P2">Учреждение образования</text:p>
      <text:p text:style-name="P2">БЕЛОРУССКИЙ ГОСУДАРСТВЕННЫЙ УНИВЕРСИТЕТ</text:p>
      <text:p text:style-name="P2">ИНФОРМАТИКИ И РАДИОЭЛЕКТРОНИКИ</text:p>
      <text:p text:style-name="P2"/>
      <text:p text:style-name="P2"/>
      <text:p text:style-name="P2"/>
      <text:p text:style-name="P37">Факультет: компьютерных систем и сетей</text:p>
      <text:p text:style-name="P18"/>
      <text:p text:style-name="P37">Кафедра электронных вычислительных машин</text:p>
      <text:p text:style-name="P18"/>
      <text:p text:style-name="P37">Дисциплина: Программирование на языках высокого уровня</text:p>
      <text:p text:style-name="P2"/>
      <text:p text:style-name="P2"/>
      <text:p text:style-name="P2"/>
      <text:p text:style-name="P2">ПОЯСНИТЕЛЬНАЯ ЗАПИСКА</text:p>
      <text:p text:style-name="P2">к курсово<text:span text:style-name="T2">му проекту</text:span></text:p>
      <text:p text:style-name="P2">на тему</text:p>
      <text:p text:style-name="P2"/>
      <text:p text:style-name="P2">ASCII-рендерер</text:p>
      <text:p text:style-name="P2"/>
      <text:p text:style-name="P2"/>
      <text:p text:style-name="P2">БГУИР <text:span text:style-name="T3">КР 6-05-0611-05 316 ПЗ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0" table:style-name="Table0">
        <table:table-column table:style-name="Table0.A"/>
        <table:table-column table:style-name="Table0.B"/>
        <table:table-row table:style-name="Table0.1">
          <table:table-cell table:style-name="Table0.A1" office:value-type="string">
            <text:p text:style-name="P15">Студент:</text:p>
          </table:table-cell>
          <table:table-cell table:style-name="Table0.A1" office:value-type="string">
            <text:p text:style-name="P7">Мискевич Д. Д.</text:p>
            <text:p text:style-name="P7">(гр. 350503)</text:p>
            <text:p text:style-name="P7"/>
            <text:p text:style-name="Standard"/>
          </table:table-cell>
        </table:table-row>
        <table:table-row table:style-name="Table0.2">
          <table:table-cell table:style-name="Table0.A1" office:value-type="string">
            <text:p text:style-name="P15">Руководитель:</text:p>
          </table:table-cell>
          <table:table-cell table:style-name="Table0.A1" office:value-type="string">
            <text:p text:style-name="P28"><text:span text:style-name="T34">Протько</text:span><text:span text:style-name="T25"> </text:span><text:span text:style-name="T34">М</text:span><text:span text:style-name="T27">. </text:span><text:span text:style-name="T34">А</text:span><text:span text:style-name="T27">.</text:span></text:p>
            <text:p text:style-name="P19"/>
            <text:p text:style-name="P20"/>
          </table:table-cell>
        </table:table-row>
      </table:table>
      <text:p text:style-name="P5"/>
      <text:p text:style-name="P42">Учреждение образования</text:p>
      <text:p text:style-name="P2">БЕЛОРУССКИЙ ГОСУДАРСТВЕННЫЙ УНИВЕРСИТЕТ</text:p>
      <text:p text:style-name="P2">ИНФОРМАТИКИ И РАДИОЭЛЕКТРОНИКИ</text:p>
      <text:p text:style-name="P4"/>
      <text:p text:style-name="P38">Факультет компьютерных систем и сетей</text:p>
      <text:p text:style-name="P2"/>
      <text:p text:style-name="P2"/>
      <text:p text:style-name="P7">УТВЕРЖДАЮ<text:tab/><text:tab/><text:tab/></text:p>
      <text:p text:style-name="P7">Заведующий кафедрой<text:tab/><text:tab/></text:p>
      <text:p text:style-name="P7">_____________<text:span text:style-name="T5">_____________</text:span></text:p>
      <text:p text:style-name="P32">(подпись)<text:tab/><text:tab/><text:tab/></text:p>
      <text:p text:style-name="P7"><text:span text:style-name="T16">________</text:span>____________ 20<text:span text:style-name="T16">2_</text:span> г.</text:p>
      <text:p text:style-name="P2"/>
      <text:p text:style-name="P2">ЗАДАНИЕ</text:p>
      <text:p text:style-name="P2">по курсов<text:span text:style-name="T6">ому</text:span> <text:span text:style-name="T6">проектированию</text:span></text:p>
      <text:p text:style-name="P2"/>
      <text:p text:style-name="P17"><text:tab/><text:span text:style-name="T7">Студенту </text:span><text:span text:style-name="T13">Мискевич</text:span><text:span text:style-name="T14">у</text:span><text:span text:style-name="T13"> Даниил</text:span><text:span text:style-name="T14">у</text:span><text:span text:style-name="T13"> Дмитриевич</text:span><text:span text:style-name="T14">у</text:span></text:p>
      <text:list text:style-name="L1">
        <text:list-item>
          <text:p text:style-name="P44">Тема проекта: <text:span text:style-name="T8">ASCII-рендере</text:span><text:span text:style-name="T9">р</text:span></text:p>
        </text:list-item>
        <text:list-item>
          <text:p text:style-name="P46">Срок сдачи студентом законченного проекта: <text:span text:style-name="T10">11 декабря 2024 г.</text:span></text:p>
        </text:list-item>
        <text:list-item>
          <text:p text:style-name="P47">Исходные данные к проекту: <text:span text:style-name="T12">_______________________________________</text:span></text:p>
          <text:p text:style-name="P4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</text:list-item>
        <text:list-item>
          <text:p text:style-name="P43">Содержание расчетно-пояснительной записки (перечень вопросов, которые подлежат разработке)<text:span text:style-name="T4">:</text:span></text:p>
        </text:list-item>
      </text:list>
      <text:p text:style-name="P25">1. Лист задания </text:p>
      <text:p text:style-name="P25">2. Введение</text:p>
      <text:p text:style-name="P25">3. Обзор литературы</text:p>
      <text:p text:style-name="P25"><text:tab/>3.1. Обзор методов и алгоритмов решения поставленной задачи</text:p>
      <text:p text:style-name="P25"><text:tab/>3.2. Обзор информационных технологий решешия задачи</text:p>
      <text:p text:style-name="P26"><text:tab/>3.3. Постановка задачи</text:p>
      <text:p text:style-name="P26">4. <text:s/>Функциональное проектирование</text:p>
      <text:p text:style-name="P27">4.1. Структура входных и выходных данных</text:p>
      <text:p text:style-name="P27">4.2. Разработка диаграммы классов</text:p>
      <text:p text:style-name="P27">4.3. Описание классов</text:p>
      <text:p text:style-name="P25">5. Разработка программных модулей</text:p>
      <text:p text:style-name="P27">5.1. Разработка схем алгоритмов (два наиболее важных метода<text:span text:style-name="T20">)</text:span></text:p>
      <text:p text:style-name="P27">5.2. Разработка алгоритмов (описание алгоритмов по шагам, для двух методов)</text:p>
      <text:p text:style-name="P25">6. Результаты работы программы</text:p>
      <text:p text:style-name="P25">7. Заключение</text:p>
      <text:p text:style-name="P25">8. Литература</text:p>
      <text:p text:style-name="P25"><text:soft-page-break/>9. Приложения</text:p>
      <text:list text:continue-numbering="true" text:style-name="L1">
        <text:list-item>
          <text:p text:style-name="P43">Перечень графического материала <text:span text:style-name="T21">(</text:span>с точным обозначением обязательных чертежей и графиков<text:span text:style-name="T21">)</text:span><text:span text:style-name="T19">:</text:span></text:p>
        </text:list-item>
      </text:list>
      <text:p text:style-name="P22"><text:tab/>1. Диаграмма классов</text:p>
      <text:p text:style-name="P23">2. Схема алгоритма метода 1</text:p>
      <text:p text:style-name="P23">3. Схема алгоритма метода 2</text:p>
      <text:list text:continue-numbering="true" text:style-name="L1">
        <text:list-item>
          <text:p text:style-name="P45"><text:span text:style-name="T21">Консультант по проекту (</text:span>с обозначением разделов проекта)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9">А. М. Ковальчук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Дата выдачи задания: <text:span text:style-name="T11">15 сентября 2023 г.</text:span></text:p>
        </text:list-item>
        <text:list-item>
          <text:p text:style-name="P43">Календарный график работы над проектом на весь период проектирования <text:span text:style-name="T21">(</text:span>с обозначением сроков выполнения и трудоемкости отдельных этапов<text:span text:style-name="T21">):</text:span></text:p>
        </text:list-item>
      </text:list>
      <text:p text:style-name="P23"><text:span text:style-name="T23">В</text:span>ыбор задания. Разработка содержания пояснительной записки. Перечень графического материала – к 01.10.2024 15%;</text:p>
      <text:p text:style-name="P23">раздел 2<text:tab/><text:tab/>– к 01.10.2024 10%; <text:tab/></text:p>
      <text:p text:style-name="P23">раздел<text:span text:style-name="T22">ы</text:span> 3,4<text:tab/><text:tab/>– к 01.11.2024 20%;<text:span text:style-name="T21"><text:tab/></text:span></text:p>
      <text:p text:style-name="P23">раздел 5<text:tab/><text:tab/>– к 01.12.2024 35%;<text:span text:style-name="T21"><text:tab/></text:span></text:p>
      <text:p text:style-name="P23">разделы 6,7<text:tab/><text:tab/>– к 01.12.2024 5%;<text:span text:style-name="T21"><text:tab/></text:span></text:p>
      <text:p text:style-name="P23">раздел 8,9<text:tab/><text:tab/>– к 11.12.2024 5%;<text:span text:style-name="T21"><text:tab/></text:span></text:p>
      <text:p text:style-name="P24">оформление пояснительной записки и графического материала – к 11.12.2024 10%;  <text:tab/></text:p>
      <text:p text:style-name="P23">Защита курсового проекта с 21.12 по 28.12.202<text:span text:style-name="T24">4.</text:span><text:tab/></text:p>
      <text:p text:style-name="P21"><text:span text:style-name="T1"/></text:p>
      <text:p text:style-name="P29">РУКОВОДИТЕЛЬ <text:span text:style-name="T15">______________</text:span><text:span text:style-name="T27">_</text:span><text:span text:style-name="T26">_____________________</text:span><text:span text:style-name="T34">_</text:span><text:span text:style-name="T26"> </text:span><text:span text:style-name="T34">М</text:span>. <text:span text:style-name="T34">А</text:span>. <text:span text:style-name="T34">Протько</text:span></text:p>
      <text:p text:style-name="P33">(подпись)<text:tab/><text:tab/><text:tab/><text:tab/><text:tab/><text:tab/></text:p>
      <text:p text:style-name="P31"/>
      <text:p text:style-name="P30">Задание принял к исполнению __________________________<text:span text:style-name="T28">______________</text:span></text:p>
      <text:p text:style-name="P8"><text:span text:style-name="T17">(</text:span><text:span text:style-name="T18">дата и </text:span><text:span text:style-name="T17">подпись </text:span><text:span text:style-name="T18">студента</text:span><text:span text:style-name="T17">)<text:tab/><text:tab/><text:tab/><text:tab/></text:span></text:p>
      <text:p text:style-name="P36"/>
      <text:table-of-content text:style-name="Sect1" text:protected="true" text:name="Table of Contents1">
        <text:table-of-content-source text:outline-level="2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P39" text:outline-level="1">СОДЕРЖАНИЕ</text:h>
          </text:index-title>
          <text:p text:style-name="P10"><text:a xlink:type="simple" xlink:href="#__RefHeading___Toc266_1970593471" text:style-name="Index_20_Link" text:visited-style-name="Index_20_Link">1. ВВЕДЕНИЕ<text:tab/>6</text:a></text:p>
          <text:p text:style-name="P10"><text:a xlink:type="simple" xlink:href="#__RefHeading___Toc5260_1970593471" text:style-name="Index_20_Link" text:visited-style-name="Index_20_Link">2. ОБЗОР ЛИТЕРАТУРЫ<text:tab/>7</text:a></text:p>
          <text:p text:style-name="P10"><text:a xlink:type="simple" xlink:href="#__RefHeading___Toc5262_1970593471" text:style-name="Index_20_Link" text:visited-style-name="Index_20_Link"><text:s/>2.1. Обзор методов и алгоритмов решения поставленной задачи<text:tab/>7</text:a></text:p>
          <text:p text:style-name="P10"><text:a xlink:type="simple" xlink:href="#__RefHeading___Toc5264_1970593471" text:style-name="Index_20_Link" text:visited-style-name="Index_20_Link"><text:s/>2.2. Обзор информационных технологий решешия задачи<text:tab/>7</text:a></text:p>
          <text:p text:style-name="P10"><text:a xlink:type="simple" xlink:href="#__RefHeading___Toc5266_1970593471" text:style-name="Index_20_Link" text:visited-style-name="Index_20_Link"><text:s/>2.3. Постановка задачи<text:tab/>8</text:a></text:p>
        </text:index-body>
      </text:table-of-content>
      <text:h text:style-name="P40" text:outline-level="1"/>
      <text:h text:style-name="P11" text:outline-level="1"><text:bookmark-start text:name="__RefHeading___Toc266_1970593471"/><text:span text:style-name="T32">1. </text:span><text:bookmark-start text:name="_Toc164541181"/><text:bookmark-start text:name="_Toc166181876"/>ВВЕДЕНИЕ<text:bookmark-end text:name="__RefHeading___Toc266_1970593471"/><text:bookmark-end text:name="_Toc164541181"/><text:bookmark-end text:name="_Toc166181876"/></text:h>
      <text:p text:style-name="P6"><text:span text:style-name="T29"/></text:p>
      <text:p text:style-name="Standard">Компьютерная графика представляет собой быстро эволюционирующую область, характеризующуюся постоянным совершенствованием технологий и появлением новых стилистических направлений. Параллельно наблюдается стремительное устаревание ранее актуальных визуальных стилей. Так, то, что еще недавно воспринималось как эталон реализма, сегодня может выглядеть примитивно и неэстетично. Однако, некоторые стили, утратившие былую популярность, неожиданно переживают возрождение. Яркими примерами подобного явления служат эстетика игровых консолей PlayStation 1, визуальный стиль игры Quake, пиксельная графика и ASCII-арт. Последний, несмотря на свою минималистичность, обладает особым эстетическим привлекательностью и вызывает ностальгические чувства. Возникнув как следствие ограниченных возможностей первых персональных компьютеров 70-х и начала 80-х годов, способных отображать исключительно текстовую информацию, ASCII-арт сегодня вновь пользуется популярностью в качестве художественного средства выражения и инструмента для создания уникальных визуальных эффектов. В настоящей работе рассматриваются принципы функционирования ASCII-рендереров и демонстрируются практические возможности данной технологии.</text:p>
      <text:p text:style-name="P9"/>
      <text:h text:style-name="P12" text:outline-level="1"><text:bookmark-start text:name="__RefHeading___Toc5260_1970593471"/><text:span text:style-name="T31">2. </text:span><text:bookmark-start text:name="_Toc166181876 Copy 1"/><text:bookmark-start text:name="_Toc164541181 Copy 1"/><text:span text:style-name="T30">О</text:span><text:bookmark-end text:name="_Toc166181876 Copy 1"/><text:bookmark-end text:name="_Toc164541181 Copy 1"/><text:span text:style-name="T30">БЗОР ЛИТЕРАТУРЫ</text:span><text:bookmark-end text:name="__RefHeading___Toc5260_1970593471"/><text:bookmark text:name="_Toc166181876 Copy 2"/><text:bookmark text:name="_Toc164541181 Copy 2"/></text:h>
      <text:p text:style-name="P13"><text:span text:style-name="T30"/></text:p>
      <text:h text:style-name="P14" text:outline-level="1"><text:bookmark-start text:name="__RefHeading___Toc5262_1970593471"/><text:tab/>2.1. Обзор методов и алгоритмов решения поставленной задачи<text:bookmark-end text:name="__RefHeading___Toc5262_1970593471"/></text:h>
      <text:p text:style-name="Standard"/>
      <text:p text:style-name="Standard">Синтез текстовых изображений (ASCII-арт) может быть осуществлен различными методами. Наиболее распространенным подходом является применение эффектов пост-обработки к готовым изображениям. Этот метод обладает рядом преимуществ, таких как независимость от конкретной технологии рендеринга и возможность применения к существующим изображениям (например, фотографиям). Однако, он имеет и существенный недостаток – ограниченная гибкость в управлении отдельными символами. Несмотря на ограничения, в данном проекте был выбран именно этот метод ввиду простоты достижения наиболее выразительных результатов.</text:p>
      <text:p text:style-name="Standard">Процесс генерации можно разделить на следующие этапы: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1"><text:span text:style-name="Strong_20_Emphasis"><text:span text:style-name="T29">Дискретизация изображения:</text:span></text:span> Изображение разбивается на регулярную сетку ячеек, размер которых соответствует размеру символа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span text:style-name="Strong_20_Emphasis"><text:span text:style-name="T29">Анализ яркости:</text:span></text:span> Для каждой ячейки вычисляется средняя яркость.</text:p>
        </text:list-item>
        <text:list-item>
          <text:p text:style-name="P51"><text:span text:style-name="Strong_20_Emphasis"><text:span text:style-name="T29">Сопоставление символов по яркости:</text:span></text:span> Каждой ячейке сопоставляется символ из заданного набора, исходя из ее средней яркости.</text:p>
        </text:list-item>
        <text:list-item>
          <text:p text:style-name="P51"><text:span text:style-name="Strong_20_Emphasis"><text:span text:style-name="T29">Выделение границ:</text:span></text:span> Определяются границы объектов на изображении.</text:p>
        </text:list-item>
        <text:list-item>
          <text:p text:style-name="P51"><text:span text:style-name="Strong_20_Emphasis"><text:span text:style-name="T29">Сопоставление символов по форме:</text:span></text:span> Для каждой ячейки, пересекаемой границей, выбирается символ из отдельного набора, характеризующий форму границы (например, угол наклона).</text:p>
        </text:list-item>
        <text:list-item>
          <text:p text:style-name="P51"><text:span text:style-name="Strong_20_Emphasis"><text:span text:style-name="T29">Комбинирование символов:</text:span></text:span> Символы, соответствующие яркости и границам, объединяются в финальное текстовое изображение.</text:p>
        </text:list-item>
      </text:list>
      <text:p text:style-name="Standard">Следует отметить, что некоторые реализации ограничиваются первыми тремя этапами. Однако, такой подход не позволяет достичь полноценного эффекта ASCII-арта. Именно учет границ придает текстовому изображению характерную визуальную выразительность и отличает его от обычного полутонового изображения.</text:p>
      <text:h text:style-name="P16" text:outline-level="1"/>
      <text:h text:style-name="P16" text:outline-level="1"><text:bookmark-start text:name="__RefHeading___Toc5264_1970593471"/><text:tab/>2.2. Обзор информационных технологий решешия задачи<text:bookmark-end text:name="__RefHeading___Toc5264_1970593471"/></text:h>
      <text:p text:style-name="Standard"/>
      <text:p text:style-name="Standard">Традиционно основная функция ASCII-арта сводится к визуализации изображений в текстовых средах, таких как терминальные эмуляторы. Однако, помимо этого, ASCII-арт обладает выраженной эстетической составляющей, позволяющей создавать уникальные визуальные эффекты.</text:p>
      <text:p text:style-name="Standard">Одним из наиболее распространенных инструментов для создания ASCII-арта является библиотека aalib. Она предоставляет разработчикам широкий спектр функций для преобразования растровых изображений и анимации в текстовые форматы. Типичным примером использования aalib служит медиаплеер VLC, который поддерживает режим воспроизведения <text:soft-page-break/>видео в виде ASCII-арта. Данная реализация демонстрирует потенциал ASCII-рендеринга в области мультимедиа.</text:p>
      <text:p text:style-name="Standard">ASCII-арт нашел применение и за пределами традиционных текстовых сред. Особенно интересен его опыт в игровой индустрии. Например, в игре Returnal эффект ASCII-арта, реализованный в виде шейдера для фоторежима, позволяет игрокам создавать уникальные и стилизованные скриншоты.</text:p>
      <text:p text:style-name="Standard"/>
      <text:h text:style-name="P14" text:outline-level="1"><text:bookmark-start text:name="__RefHeading___Toc5266_1970593471"/><text:tab/>2.3. Постановка задачи<text:bookmark-end text:name="__RefHeading___Toc5266_1970593471"/></text:h>
      <text:p text:style-name="Standard"/>
      <text:p text:style-name="Standard">Необходимо разработать программный инструмент для преобразования растровых изображений в ASCII-арт. Данный инструмент позволит визуализировать графическую информацию посредством текстовых символов, обеспечивая альтернативный способ представления изображений.</text:p>
      <text:p text:style-name="Standard"><text:span text:style-name="Strong_20_Emphasis"><text:span text:style-name="T29">Входные данные:</text:span></text:span> путь к файлу растрового изображения в стандартном формате (например, W<text:span text:style-name="T33">eb</text:span>P). </text:p>
      <text:p text:style-name="Standard"><text:span text:style-name="Strong_20_Emphasis"><text:span text:style-name="T29">Выходные данные:</text:span></text:span> текстовый файл, содержащий ASCII-представление исходного изображения. </text:p>
      <text:p text:style-name="P34"><text:span text:style-name="Strong_20_Emphasis"><text:span text:style-name="T29">Функционал:</text:span></text:span> Алгоритмическое преобразование входного растрового изображения в соответствующее ему текстовое представление с учетом заданных параметров.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text-indent="1.251cm" style:auto-text-indent="false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  <style:text-properties fo:color="#ff0000" loext:opacity="100%" fo:font-size="140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style:paragraph-properties fo:margin-left="0cm" fo:margin-top="0cm" fo:margin-bottom="0cm" style:contextual-spacing="true" fo:text-align="center" style:justify-single-word="false" fo:keep-together="always" fo:text-indent="0cm" style:auto-text-indent="false" style:page-number="auto" fo:keep-with-next="always"/>
      <style:text-properties style:font-name="Times New Roman" fo:font-family="'Times New Roman'" style:font-style-name="Bold" style:font-family-generic="roman" fo:font-size="16pt" fo:font-weight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_20_1" style:next-style-name="Text_20_body" style:class="text" style:master-page-name="">
      <style:paragraph-properties fo:text-align="start" style:justify-single-word="false" fo:text-indent="1.251cm" style:auto-text-indent="false" style:page-number="auto">
        <style:tab-stops/>
      </style:paragraph-properties>
      <style:text-properties fo:font-size="14pt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loext:hidden="true" style:hidden="true" style:parent-style-name="Standard" style:class="extra"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loext:hidden="true" style:hidden="true" style:parent-style-name="Standard" style:class="html">
      <style:paragraph-properties fo:margin-left="1cm"/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text-indent="0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ListLabel_20_73" style:display-name="ListLabel 73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">
        <style:list-level-properties text:list-level-position-and-space-mode="label-alignment">
          <style:list-level-label-alignment text:label-followed-by="listtab" fo:text-indent="1.251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text-indent="0cm" style:auto-text-indent="false"/>
      <style:text-properties officeooo:paragraph-rsid="001d0efd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МИНСК 2024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6:40:14.032519326</meta:creation-date>
    <dc:date>2024-09-28T19:44:29.356531146</dc:date>
    <meta:editing-duration>PT5H21M45S</meta:editing-duration>
    <meta:editing-cycles>138</meta:editing-cycles>
    <meta:generator>LibreOffice/24.2.6.2$Linux_X86_64 LibreOffice_project/420$Build-2</meta:generator>
    <meta:document-statistic meta:table-count="1" meta:image-count="0" meta:object-count="0" meta:page-count="8" meta:paragraph-count="100" meta:word-count="852" meta:character-count="7574" meta:non-whitespace-character-count="6780"/>
  </office:meta>
</office:document-meta>
</file>